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527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552cm"/>
    </style:style>
    <style:style style:name="co8" style:family="table-column">
      <style:table-column-properties fo:break-before="auto" style:column-width="26.13cm"/>
    </style:style>
    <style:style style:name="co9" style:family="table-column">
      <style:table-column-properties fo:break-before="auto" style:column-width="14.635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3.159cm"/>
    </style:style>
    <style:style style:name="co12" style:family="table-column">
      <style:table-column-properties fo:break-before="auto" style:column-width="1.207cm"/>
    </style:style>
    <style:style style:name="co13" style:family="table-column">
      <style:table-column-properties fo:break-before="auto" style:column-width="3.358cm"/>
    </style:style>
    <style:style style:name="co14" style:family="table-column">
      <style:table-column-properties fo:break-before="auto" style:column-width="6.272cm"/>
    </style:style>
    <style:style style:name="co15" style:family="table-column">
      <style:table-column-properties fo:break-before="auto" style:column-width="28.9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blacces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nsert into table tblaccess (cpf_cnpj, pwd_hash, tipo, dt_inc, dt_val, dt_ren, ativo) values (</text:p>
          </table:table-cell>
          <table:table-cell office:value-type="string" calcext:value-type="string">
            <text:p>0255591977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F</text:p>
          </table:table-cell>
          <table:table-cell table:style-name="ce2" table:formula="of:=TEXT(TODAY(); &quot;dd/mm/aa&quot;)" office:value-type="string" office:string-value="14/10/25" calcext:value-type="string">
            <text:p>14/10/25</text:p>
          </table:table-cell>
          <table:table-cell table:style-name="ce2" table:formula="of:=TEXT(TODAY(); &quot;dd/mm/aa&quot;)" office:value-type="string" office:string-value="14/10/25" calcext:value-type="string">
            <text:p>14/10/25</text:p>
          </table:table-cell>
          <table:table-cell table:style-name="ce2" table:formula="of:=TEXT(TODAY(); &quot;dd/mm/aa&quot;)" office:value-type="string" office:string-value="14/10/25" calcext:value-type="string">
            <text:p>14/10/25</text:p>
          </table:table-cell>
          <table:table-cell office:value-type="string" calcext:value-type="string">
            <text:p>S</text:p>
          </table:table-cell>
          <table:table-cell table:formula="of:=COM.MICROSOFT.CONCAT([.$A$1];&quot;'&quot;;[.B1];&quot;'; '&quot;;[.C1];&quot;'; '&quot;;[.D1];&quot;'; '&quot;;[.E1];&quot;'; '&quot;;[.F1];&quot;'; '&quot;;[.G1];&quot;'; '&quot;;[.H1];&quot;');&quot;)" office:value-type="string" office:string-value="Insert into table tblaccess (cpf_cnpj, pwd_hash, tipo, dt_inc, dt_val, dt_ren, ativo) values ('02555919775'; '123'; 'F'; '14/10/25'; '14/10/25'; '14/10/25'; 'S');" calcext:value-type="string">
            <text:p>Insert into table tblaccess (cpf_cnpj, pwd_hash, tipo, dt_inc, dt_val, dt_ren, ativo) values ('02555919775'; '123'; 'F'; '14/10/25'; '14/10/25'; '14/10/25'; 'S');</text:p>
          </table:table-cell>
        </table:table-row>
        <table:table-row table:style-name="ro1">
          <table:table-cell/>
          <table:table-cell office:value-type="string" calcext:value-type="string">
            <text:p>0142173401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F</text:p>
          </table:table-cell>
          <table:table-cell table:style-name="ce2" table:formula="of:=TEXT(TODAY(); &quot;dd/mm/aa&quot;)" office:value-type="string" office:string-value="14/10/25" calcext:value-type="string">
            <text:p>14/10/25</text:p>
          </table:table-cell>
          <table:table-cell table:style-name="ce2" table:formula="of:=TEXT(TODAY(); &quot;dd/mm/aa&quot;)" office:value-type="string" office:string-value="14/10/25" calcext:value-type="string">
            <text:p>14/10/25</text:p>
          </table:table-cell>
          <table:table-cell table:style-name="ce2" table:formula="of:=TEXT(TODAY(); &quot;dd/mm/aa&quot;)" office:value-type="string" office:string-value="14/10/25" calcext:value-type="string">
            <text:p>14/10/25</text:p>
          </table:table-cell>
          <table:table-cell office:value-type="string" calcext:value-type="string">
            <text:p>S</text:p>
          </table:table-cell>
          <table:table-cell table:formula="of:=COM.MICROSOFT.CONCAT([.$A$1];&quot;'&quot;;[.B2];&quot;'; '&quot;;[.C2];&quot;'; '&quot;;[.D2];&quot;'; '&quot;;[.E2];&quot;'; '&quot;;[.F2];&quot;'; '&quot;;[.G2];&quot;'; '&quot;;[.H2];&quot;');&quot;)" office:value-type="string" office:string-value="Insert into table tblaccess (cpf_cnpj, pwd_hash, tipo, dt_inc, dt_val, dt_ren, ativo) values ('01421734010'; '123'; 'F'; '14/10/25'; '14/10/25'; '14/10/25'; 'S');" calcext:value-type="string">
            <text:p>Insert into table tblaccess (cpf_cnpj, pwd_hash, tipo, dt_inc, dt_val, dt_ren, ativo) values ('01421734010'; '123'; 'F'; '14/10/25'; '14/10/25'; '14/10/25'; 'S');</text:p>
          </table:table-cell>
        </table:table-row>
        <table:table-row table:style-name="ro1">
          <table:table-cell/>
          <table:table-cell office:value-type="string" calcext:value-type="string">
            <text:p>0371524587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F</text:p>
          </table:table-cell>
          <table:table-cell table:style-name="ce2" table:formula="of:=TEXT(TODAY(); &quot;dd/mm/aa&quot;)" office:value-type="string" office:string-value="14/10/25" calcext:value-type="string">
            <text:p>14/10/25</text:p>
          </table:table-cell>
          <table:table-cell table:style-name="ce2" table:formula="of:=TEXT(TODAY(); &quot;dd/mm/aa&quot;)" office:value-type="string" office:string-value="14/10/25" calcext:value-type="string">
            <text:p>14/10/25</text:p>
          </table:table-cell>
          <table:table-cell table:style-name="ce2" table:formula="of:=TEXT(TODAY(); &quot;dd/mm/aa&quot;)" office:value-type="string" office:string-value="14/10/25" calcext:value-type="string">
            <text:p>14/10/25</text:p>
          </table:table-cell>
          <table:table-cell office:value-type="string" calcext:value-type="string">
            <text:p>S</text:p>
          </table:table-cell>
          <table:table-cell table:formula="of:=COM.MICROSOFT.CONCAT([.$A$1];&quot;'&quot;;[.B3];&quot;'; '&quot;;[.C3];&quot;'; '&quot;;[.D3];&quot;'; '&quot;;[.E3];&quot;'; '&quot;;[.F3];&quot;'; '&quot;;[.G3];&quot;'; '&quot;;[.H3];&quot;');&quot;)" office:value-type="string" office:string-value="Insert into table tblaccess (cpf_cnpj, pwd_hash, tipo, dt_inc, dt_val, dt_ren, ativo) values ('03715245871'; '123'; 'F'; '14/10/25'; '14/10/25'; '14/10/25'; 'S');" calcext:value-type="string">
            <text:p>Insert into table tblaccess (cpf_cnpj, pwd_hash, tipo, dt_inc, dt_val, dt_ren, ativo) values ('03715245871'; '123'; 'F'; '14/10/25'; '14/10/25'; '14/10/25'; 'S');</text:p>
          </table:table-cell>
        </table:table-row>
        <table:table-row table:style-name="ro1">
          <table:table-cell/>
          <table:table-cell office:value-type="string" calcext:value-type="string">
            <text:p>0419836900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F</text:p>
          </table:table-cell>
          <table:table-cell table:style-name="ce2" table:formula="of:=TEXT(TODAY(); &quot;dd/mm/aa&quot;)" office:value-type="string" office:string-value="14/10/25" calcext:value-type="string">
            <text:p>14/10/25</text:p>
          </table:table-cell>
          <table:table-cell table:style-name="ce2" table:formula="of:=TEXT(TODAY(); &quot;dd/mm/aa&quot;)" office:value-type="string" office:string-value="14/10/25" calcext:value-type="string">
            <text:p>14/10/25</text:p>
          </table:table-cell>
          <table:table-cell table:style-name="ce2" table:formula="of:=TEXT(TODAY(); &quot;dd/mm/aa&quot;)" office:value-type="string" office:string-value="14/10/25" calcext:value-type="string">
            <text:p>14/10/25</text:p>
          </table:table-cell>
          <table:table-cell office:value-type="string" calcext:value-type="string">
            <text:p>S</text:p>
          </table:table-cell>
          <table:table-cell table:formula="of:=COM.MICROSOFT.CONCAT([.$A$1];&quot;'&quot;;[.B4];&quot;'; '&quot;;[.C4];&quot;'; '&quot;;[.D4];&quot;'; '&quot;;[.E4];&quot;'; '&quot;;[.F4];&quot;'; '&quot;;[.G4];&quot;'; '&quot;;[.H4];&quot;');&quot;)" office:value-type="string" office:string-value="Insert into table tblaccess (cpf_cnpj, pwd_hash, tipo, dt_inc, dt_val, dt_ren, ativo) values ('04198369003'; '123'; 'F'; '14/10/25'; '14/10/25'; '14/10/25'; 'S');" calcext:value-type="string">
            <text:p>Insert into table tblaccess (cpf_cnpj, pwd_hash, tipo, dt_inc, dt_val, dt_ren, ativo) values ('04198369003'; '123'; 'F'; '14/10/25'; '14/10/25'; '14/10/25'; 'S');</text:p>
          </table:table-cell>
        </table:table-row>
        <table:table-row table:style-name="ro1" table:number-rows-repeated="4">
          <table:table-cell table:number-columns-repeated="4"/>
          <table:table-cell table:style-name="ce2" table:number-columns-repeated="3"/>
          <table:table-cell table:number-columns-repeated="2"/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blpe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ce2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insert into table tblpes (id_login, nome, sobrenome, nm_completo, dt_nasc, photo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ton Braga</text:p>
          </table:table-cell>
          <table:table-cell office:value-type="string" calcext:value-type="string">
            <text:p>Valim</text:p>
          </table:table-cell>
          <table:table-cell table:formula="of:=COM.MICROSOFT.CONCAT([.C1]; &quot; &quot;; [.D1])" office:value-type="string" office:string-value="Helton Braga Valim" calcext:value-type="string">
            <text:p>Helton Braga Valim</text:p>
          </table:table-cell>
          <table:table-cell office:value-type="date" office:date-value="1974-02-04" calcext:value-type="date">
            <text:p>04/02/74</text:p>
          </table:table-cell>
          <table:table-cell office:value-type="string" calcext:value-type="string">
            <text:p>assets\imgs\Yotzer\02555919775.png</text:p>
          </table:table-cell>
          <table:table-cell table:formula="of:=COM.MICROSOFT.CONCAT([.$A$1]; [.B1]; &quot;, '&quot;; [.C1]; &quot;', '&quot;; [.D1]; &quot;', '&quot;; [.E1]; &quot;', '&quot;; TEXT([.F1]; &quot;dd/mm/aa&quot;); &quot;', '&quot;; [.G1]; &quot;')&quot;)" office:value-type="string" office:string-value="insert into table tblpes (id_login, nome, sobrenome, nm_completo, dt_nasc, photo) values (1, 'Helton Braga', 'Valim', 'Helton Braga Valim', '04/02/74', 'assets\imgs\Yotzer\02555919775.png')" calcext:value-type="string">
            <text:p>insert into table tblpes (id_login, nome, sobrenome, nm_completo, dt_nasc, photo) values (1, 'Helton Braga', 'Valim', 'Helton Braga Valim', '04/02/74', 'assets\imgs\Yotzer\02555919775.png'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08:26:19.432540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08:26:19.780560600</meta:creation-date>
    <meta:editing-duration>PT28M26S</meta:editing-duration>
    <meta:editing-cycles>7</meta:editing-cycles>
    <meta:generator>LibreOffice/25.2.5.2$Windows_X86_64 LibreOffice_project/03d19516eb2e1dd5d4ccd751a0d6f35f35e08022</meta:generator>
    <dc:date>2025-10-14T09:26:29.014997000</dc:date>
    <meta:document-statistic meta:table-count="2" meta:cell-count="41" meta:object-count="0"/>
  </office:meta>
</office:document-meta>
</file>